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25-03-20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98968" calcext:value-type="float">
            <text:p>134.9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24-03-2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1368" calcext:value-type="float">
            <text:p>135.1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23-03-2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3496" calcext:value-type="float">
            <text:p>135.4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22-03-1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3056" calcext:value-type="float">
            <text:p>135.7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21-03-1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7208" calcext:value-type="float">
            <text:p>136.1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656" calcext:value-type="float">
            <text:p>136.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6224" calcext:value-type="float">
            <text:p>136.6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64928" calcext:value-type="float">
            <text:p>136.9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45344" calcext:value-type="float">
            <text:p>137.2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6344" calcext:value-type="float">
            <text:p>137.6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3608" calcext:value-type="float">
            <text:p>137.8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2" calcext:value-type="float">
            <text:p>137.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44" calcext:value-type="float">
            <text:p>138.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252" calcext:value-type="float">
            <text:p>138.2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4016" calcext:value-type="float">
            <text:p>138.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9992" calcext:value-type="float">
            <text:p>138.6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81536" calcext:value-type="float">
            <text:p>138.7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64" calcext:value-type="float">
            <text:p>138.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1368" calcext:value-type="float">
            <text:p>138.9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8736" calcext:value-type="float">
            <text:p>139.2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81992" calcext:value-type="float">
            <text:p>139.3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4456" calcext:value-type="float">
            <text:p>139.2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94184" calcext:value-type="float">
            <text:p>139.3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364" calcext:value-type="float">
            <text:p>139.6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66624" calcext:value-type="float">
            <text:p>139.8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3824" calcext:value-type="float">
            <text:p>140.3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328" calcext:value-type="float">
            <text:p>140.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7016" calcext:value-type="float">
            <text:p>140.7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2428" calcext:value-type="float">
            <text:p>140.9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67536" calcext:value-type="float">
            <text:p>141.0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5384" calcext:value-type="float">
            <text:p>141.3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72" calcext:value-type="float">
            <text:p>141.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1416" calcext:value-type="float">
            <text:p>141.6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632" calcext:value-type="float">
            <text:p>142.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016" calcext:value-type="float">
            <text:p>142.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178" calcext:value-type="float">
            <text:p>142.4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308" calcext:value-type="float">
            <text:p>142.7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0512" calcext:value-type="float">
            <text:p>142.7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22016" calcext:value-type="float">
            <text:p>142.6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596" calcext:value-type="float">
            <text:p>142.9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2512" calcext:value-type="float">
            <text:p>143.5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7688" calcext:value-type="float">
            <text:p>143.8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892" calcext:value-type="float">
            <text:p>143.7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88104" calcext:value-type="float">
            <text:p>144.0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0752" calcext:value-type="float">
            <text:p>144.7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65216" calcext:value-type="float">
            <text:p>145.3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93232" calcext:value-type="float">
            <text:p>145.4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23584" calcext:value-type="float">
            <text:p>146.0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40576" calcext:value-type="float">
            <text:p>146.3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156" calcext:value-type="float">
            <text:p>145.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0588" calcext:value-type="float">
            <text:p>146.1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18072" calcext:value-type="float">
            <text:p>146.1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7568" calcext:value-type="float">
            <text:p>146.6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47712" calcext:value-type="float">
            <text:p>147.0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98816" calcext:value-type="float">
            <text:p>147.4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424" calcext:value-type="float">
            <text:p>148.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8016" calcext:value-type="float">
            <text:p>148.7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68536" calcext:value-type="float">
            <text:p>149.0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8248" calcext:value-type="float">
            <text:p>149.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584" calcext:value-type="float">
            <text:p>149.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16" calcext:value-type="float">
            <text:p>149.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736" calcext:value-type="float">
            <text:p>150.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284" calcext:value-type="float">
            <text:p>151.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4656" calcext:value-type="float">
            <text:p>151.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428" calcext:value-type="float">
            <text:p>151.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3904" calcext:value-type="float">
            <text:p>152.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384" calcext:value-type="float">
            <text:p>152.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0104" calcext:value-type="float">
            <text:p>153.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144" calcext:value-type="float">
            <text:p>153.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3736" calcext:value-type="float">
            <text:p>154.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6888" calcext:value-type="float">
            <text:p>154.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72" calcext:value-type="float">
            <text:p>156.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6928" calcext:value-type="float">
            <text:p>158.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161174755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